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70666237279329840" text:style-name="L1">
        <text:list-item>
          <text:p text:style-name="P1">Chapter 1 - Introduction</text:p>
          <text:list>
            <text:list-item>
              <text:list>
                <text:list-item>
                  <text:p text:style-name="P1">Problem</text:p>
                </text:list-item>
                <text:list-item>
                  <text:p text:style-name="P1">Explanation of Solution</text:p>
                  <text:list>
                    <text:list-item>
                      <text:p text:style-name="P1">Subproblems/Goals We Investigated</text:p>
                    </text:list-item>
                  </text:list>
                </text:list-item>
              </text:list>
            </text:list-item>
            <text:list-item>
              <text:p text:style-name="P1">Motivations</text:p>
              <text:list>
                <text:list-item>
                  <text:p text:style-name="P1">Restatement of solution</text:p>
                </text:list-item>
                <text:list-item>
                  <text:p text:style-name="P1">Areas of impact</text:p>
                  <text:list>
                    <text:list-item>
                      <text:p text:style-name="P1">Larger Timbral Palette for Composers</text:p>
                    </text:list-item>
                    <text:list-item>
                      <text:p text:style-name="P1">Local Timbre Similarity Missing in MIR</text:p>
                    </text:list-item>
                    <text:list-item>
                      <text:p text:style-name="P1">New AI in Art Example</text:p>
                    </text:list-item>
                  </text:list>
                </text:list-item>
              </text:list>
            </text:list-item>
          </text:list>
        </text:list-item>
        <text:list-item>
          <text:p text:style-name="P1">Chapter 2 – Prior Work</text:p>
          <text:list>
            <text:list-item>
              <text:p text:style-name="P1">Definition of Timbre</text:p>
              <text:list>
                <text:list-item>
                  <text:p text:style-name="P1">sonic character vs instrument note timbral representations, sonic character is what we are after...does training on instruments defeat this purpose??? No, b.c. We train on points, not entire samples...in fact all samples are considered part of the cluster, so both attack samples and sustain samples from the same instrument are pushed together.</text:p>
                </text:list-item>
                <text:list-item>
                  <text:p text:style-name="P1">local vs global timbral representations</text:p>
                </text:list-item>
                <text:list-item>
                  <text:p text:style-name="P1">Above two shows different ideas, only one thing consistent: multi-D</text:p>
                </text:list-item>
                <text:list-item>
                  <text:p text:style-name="P1">Additive vs Subtractive Defs</text:p>
                  <text:list>
                    <text:list-item>
                      <text:p text:style-name="P1">Additive – people use subjective testing</text:p>
                      <text:list>
                        <text:list-item>
                          <text:p text:style-name="P1">Problems with MDS</text:p>
                        </text:list-item>
                        <text:list-item>
                          <text:p text:style-name="P1">Problems with single-instrument tones being supplied as single timbres</text:p>
                        </text:list-item>
                        <text:list-item>
                          <text:p text:style-name="P1">Objective Spaces with trajectories</text:p>
                        </text:list-item>
                      </text:list>
                    </text:list-item>
                  </text:list>
                </text:list-item>
              </text:list>
            </text:list-item>
            <text:list-item>
              <text:p text:style-name="P1">Sound Synthesis</text:p>
              <text:list>
                <text:list-item>
                  <text:p text:style-name="P1">desirable properties are : computational efficiency, ability to produce any desired timbre, intuitive low dimensional parameter mapping, low memory storage requirements.</text:p>
                </text:list-item>
              </text:list>
            </text:list-item>
            <text:list-item>
              <text:p text:style-name="P1">Parameter Estimation</text:p>
              <text:list>
                <text:list-item>
                  <text:p text:style-name="P1">How does one determine the params of an algorithm given a target? Goal is to be able to achieve any desired timbre like one may want to achieve a desired pitch on an instrument.</text:p>
                </text:list-item>
              </text:list>
            </text:list-item>
            <text:list-item>
              <text:p text:style-name="P1">Meta-synthesis</text:p>
            </text:list-item>
            <text:list-item>
              <text:p text:style-name="P1">AI Music Systems</text:p>
            </text:list-item>
            <text:list-item>
              <text:p text:style-name="P1">Audio-Implementation Systems</text:p>
            </text:list-item>
            <text:list-item>
              <text:p text:style-name="P1">Timbre Similarity</text:p>
            </text:list-item>
            <text:list-item>
              <text:p text:style-name="P1">State-of-the-Art GP</text:p>
            </text:list-item>
          </text:list>
        </text:list-item>
        <text:list-item>
          <text:p text:style-name="P1"><text:soft-page-break/>Chapter 3 – Methods</text:p>
          <text:list>
            <text:list-item>
              <text:p text:style-name="P1">System Design</text:p>
              <text:list>
                <text:list-item>
                  <text:p text:style-name="P1">Languages and Interoperability</text:p>
                </text:list-item>
                <text:list-item>
                  <text:p text:style-name="P1">Framing as a GP Problem</text:p>
                </text:list-item>
                <text:list-item>
                  <text:p text:style-name="P1">GP System Overview</text:p>
                </text:list-item>
              </text:list>
            </text:list-item>
            <text:list-item>
              <text:p text:style-name="P1">Experiment Design</text:p>
              <text:list>
                <text:list-item>
                  <text:p text:style-name="P1">Fitness Function</text:p>
                  <text:list>
                    <text:list-item>
                      <text:p text:style-name="P1">Timbre Feature Extraction</text:p>
                    </text:list-item>
                    <text:list-item>
                      <text:p text:style-name="P1">Timbre Similarity</text:p>
                    </text:list-item>
                  </text:list>
                </text:list-item>
                <text:list-item>
                  <text:p text:style-name="P1">GO Variations</text:p>
                </text:list-item>
                <text:list-item>
                  <text:p text:style-name="P1">Target Sound Selection</text:p>
                </text:list-item>
                <text:list-item>
                  <text:p text:style-name="P1">Limiting Code Bloat</text:p>
                </text:list-item>
                <text:list-item>
                  <text:p text:style-name="P1">Init Conditions</text:p>
                  <text:list>
                    <text:list-item>
                      <text:p text:style-name="P1">Non-standard Selection Methods</text:p>
                    </text:list-item>
                  </text:list>
                </text:list-item>
                <text:list-item>
                  <text:p text:style-name="P1">Expanding/Restricting Space</text:p>
                </text:list-item>
                <text:list-item>
                  <text:p text:style-name="P1">Generalization</text:p>
                </text:list-item>
              </text:list>
            </text:list-item>
          </text:list>
        </text:list-item>
        <text:list-item>
          <text:p text:style-name="P1">Chapter 4 – Results</text:p>
          <text:list>
            <text:list-item>
              <text:p text:style-name="P1">Finding optimal similarity measure</text:p>
              <text:list>
                <text:list-item>
                  <text:p text:style-name="P1">Global Time Scaling</text:p>
                </text:list-item>
                <text:list-item>
                  <text:p text:style-name="P1">Sample Deletion</text:p>
                </text:list-item>
                <text:list-item>
                  <text:p text:style-name="P1">Extension Stable Content</text:p>
                </text:list-item>
                <text:list-item>
                  <text:p text:style-name="P1">Intro New Content</text:p>
                </text:list-item>
                <text:list-item>
                  <text:p text:style-name="P1">Subsequence Reordering</text:p>
                </text:list-item>
                <text:list-item>
                  <text:p text:style-name="P1">Repetition Insertion</text:p>
                </text:list-item>
                <text:list-item>
                  <text:p text:style-name="P1">Looking Back at Results</text:p>
                </text:list-item>
              </text:list>
            </text:list-item>
            <text:list-item>
              <text:p text:style-name="P1">Optimizing Fitness Surface</text:p>
              <text:list>
                <text:list-item>
                  <text:p text:style-name="P1">Problematic Outputs</text:p>
                </text:list-item>
                <text:list-item>
                  <text:p text:style-name="P1">Results</text:p>
                </text:list-item>
              </text:list>
            </text:list-item>
            <text:list-item>
              <text:p text:style-name="P1">Investigating Methods for Reducing Code Bloat</text:p>
            </text:list-item>
            <text:list-item>
              <text:p text:style-name="P1">Testing Effects of Various Init Conditions</text:p>
              <text:list>
                <text:list-item>
                  <text:p text:style-name="P1">Init Conditions and Standard Selection</text:p>
                </text:list-item>
                <text:list-item>
                  <text:p text:style-name="P1">Non-standard Selection</text:p>
                </text:list-item>
              </text:list>
            </text:list-item>
            <text:list-item>
              <text:p text:style-name="P1"><text:soft-page-break/>Restricting Search Space</text:p>
            </text:list-item>
            <text:list-item>
              <text:p text:style-name="P1">Generalization Ability</text:p>
            </text:list-item>
          </text:list>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on Glennon</meta:initial-creator>
    <meta:creation-date>2014-02-03T19:58:12</meta:creation-date>
    <meta:generator>OpenOffice/4.0.1$Unix OpenOffice.org_project/401m5$Build-9714</meta:generator>
    <dc:date>2014-03-02T16:11:14</dc:date>
    <dc:creator>Aron Glennon</dc:creator>
    <meta:editing-duration>PT1H47M15S</meta:editing-duration>
    <meta:editing-cycles>31</meta:editing-cycles>
    <meta:document-statistic meta:table-count="0" meta:image-count="0" meta:object-count="0" meta:page-count="3" meta:paragraph-count="63" meta:word-count="366" meta:character-count="2207"/>
  </office:meta>
</office:document-meta>
</file>